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Title">Autocento of the breakfast table</text:h>
      <text:h text:style-name="Heading_20_2" text:outline-level="2">Brief Description</text:h>
      <text:p text:style-name="First_20_paragraph"><text:span text:style-name="T2">Autocento</text:span><text:span text:style-name="T3"> </text:span><text:span text:style-name="T4">of</text:span><text:span text:style-name="T5"> </text:span><text:span text:style-name="T6">the</text:span><text:span text:style-name="T7"> </text:span><text:span text:style-name="T8">breakfast</text:span><text:span text:style-name="T9"> </text:span><text:span text:style-name="T10">table</text:span> is my Master's thesis, an inter/hypertextual exploration of the workings of inspiration, revision, and obsession. I've compiled this work over multiple years, and recently linked it all together to form a (hopefully) more cohesive whole. To make this easier than collating everything by hand, I've relied on a process that leverages open-source technologies to publish my work onto a web platform.</text:p>
      <text:h text:style-name="Heading_20_2" text:outline-level="2">Things to notice</text:h>
      <text:p text:style-name="First_20_paragraph">Take a look around the site. See how it's navigable: there are links within each article to other articles and to the wider web, mapping common images, themes, or inspirations; there's also navigation links at the bottom of each page:</text:p>
      <text:list text:style-name="L1">
        <text:list-item>
          <text:p text:style-name="P1">The <text:span text:style-name="T11">φ</text:span> shows you the backlinks to each page.</text:p>
        </text:list-item>
        <text:list-item>
          <text:p text:style-name="P1">The <text:span text:style-name="T12">◊</text:span> takes you back to the cover of the project, to start over.</text:p>
        </text:list-item>
        <text:list-item>
          <text:p text:style-name="P1">The <text:span text:style-name="T13">ξ</text:span> takes you to a random article in the project.</text:p>
        </text:list-item>
        <text:list-item>
          <text:p text:style-name="P1">Some pages also have <text:span text:style-name="T14">previous</text:span> and <text:span text:style-name="T15">next</text:span> links. These take you to other articles in their original project-order. It's another way to navigate the page.</text:p>
        </text:list-item>
      </text:list>
      <text:p text:style-name="First_20_paragraph">Check out my process narrative for the technical details of putting this site together, or see my about page for an artist's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tocento of the breakfast table</dc:title>
  </office:meta>
</office:document-meta>
</file>